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PT Sans"/>
    </style:style>
    <style:style style:name="P2" style:family="paragraph" style:parent-style-name="Preformatted_20_Text">
      <style:text-properties style:font-name="PT Sans" officeooo:paragraph-rsid="00046774"/>
    </style:style>
    <style:style style:name="T1" style:family="text">
      <style:text-properties style:text-position="33% 80%"/>
    </style:style>
    <style:style style:name="T2" style:family="text">
      <style:text-properties style:text-position="33% 80%" fo:font-weight="bold" style:font-weight-asian="bold" style:font-weight-complex="bold"/>
    </style:style>
    <style:style style:name="T3" style:family="text">
      <style:text-properties style:text-position="33% 80%" fo:font-weight="bold" officeooo:rsid="0006bd67" style:font-weight-asian="bold" style:font-weight-complex="bold"/>
    </style:style>
    <style:style style:name="T4" style:family="text">
      <style:text-properties style:text-position="33% 80%" officeooo:rsid="0006bd67"/>
    </style:style>
    <style:style style:name="T5" style:family="text">
      <style:text-properties officeooo:rsid="0004677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6774" style:font-weight-asian="bold" style:font-weight-complex="bold"/>
    </style:style>
    <style:style style:name="T8" style:family="text">
      <style:text-properties fo:font-weight="bold" officeooo:rsid="0006bd67" style:font-weight-asian="bold" style:font-weight-complex="bold"/>
    </style:style>
    <style:style style:name="T9" style:family="text">
      <style:text-properties officeooo:rsid="0006bd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span text:style-name="T9">Нормальное число</text:span> = <text:span text:style-name="T5">(1 − 2 × </text:span><text:span text:style-name="T8">Знак</text:span><text:span text:style-name="T5">) × </text:span>2<text:span text:style-name="T3">Экспонента</text:span><text:span text:style-name="T1"> − </text:span><text:span text:style-name="T4">Сдвиг</text:span> × 1.<text:span text:style-name="T8">Мантисса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00:48:20.090931821</meta:creation-date>
    <dc:date>2020-07-13T01:02:54.607132128</dc:date>
    <meta:editing-duration>PT9M14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1" meta:word-count="14" meta:character-count="72" meta:non-whitespace-character-count="55"/>
  </office:meta>
</office:document-meta>
</file>